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HaarlemmerMTStd-Bold" svg:font-family="HaarlemmerMTStd-Bold"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Ex_20_rubric">
      <style:paragraph-properties fo:margin-left="0.1972in" fo:margin-right="0in" fo:text-indent="0in" style:auto-text-indent="false"/>
    </style:style>
    <style:style style:name="P2" style:family="paragraph" style:parent-style-name="Heading_20_A_20__28_no_20_space_29_" style:master-page-name="Standard">
      <style:paragraph-properties style:page-number="auto"/>
    </style:style>
    <style:style style:name="P3" style:family="paragraph" style:parent-style-name="Small_20_Space">
      <style:text-properties fo:font-size="11pt" style:font-size-asian="11pt"/>
    </style:style>
    <style:style style:name="T1" style:family="text">
      <style:text-properties style:language-asian="en" style:country-asian="US"/>
    </style:style>
    <style:style style:name="T2" style:family="text">
      <style:text-properties fo:font-weight="bold" style:language-asian="en" style:country-asian="US" style:font-weight-asian="bold"/>
    </style:style>
    <style:style style:name="T3" style:family="text">
      <style:text-properties fo:font-weight="bold" style:language-asian="en" style:country-asian="US" style:font-weight-asian="bold" style:font-name-complex="HaarlemmerMTStd-Bold" style:font-weight-complex="bold"/>
    </style:style>
    <style:style style:name="T4" style:family="text">
      <style:text-properties style:font-name="Webdings" fo:font-size="12pt" style:font-size-asian="12pt"/>
    </style:style>
    <style:style style:name="T5" style:family="text">
      <style:text-properties style:font-name="Webdings" fo:font-size="12pt" officeooo:rsid="000bab38" style:font-size-asian="12pt"/>
    </style:style>
    <style:style style:name="T6" style:family="text">
      <style:text-properties style:font-name="Webdings" fo:font-size="12pt" officeooo:rsid="000bab38" style:font-size-asian="12pt" style:language-asian="en" style:country-asian="US"/>
    </style:style>
    <style:style style:name="T7" style:family="text">
      <style:text-properties style:font-name="Webdings" fo:font-size="12pt" officeooo:rsid="000cd211" style:font-size-asian="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ADING</text:p>
      <text:p text:style-name="P1">Read the text and choose the answer (A, B, C, or D) which you think fits best according to the text.</text:p>
      <text:p text:style-name="Facsimile_20_head">Reuters – bringing you the news</text:p>
      <text:p text:style-name="Facsimile">Thomson Reuters is one of the world’s biggest suppliers of news and financial information. Formerly known as Reuters Group PLC, it has a worldwide network of 2,000 journalists and provides news stories, photographs, and video to newspapers, television, and internet sites. Although it is most commonly known as a press agency, in fact Reuters makes most of its profits through giving financial information such as currency rates and stock prices to bankers and investors all over the world.</text:p>
      <text:p text:style-name="Facsimile">The history of Reuters goes hand in hand with improvements in communication technology. Reuters was established by Paul Julius von Reuter. Originally a bookseller in Germany, he set up a service using carrier pigeons to fly stock prices between Aachen in Germany, where the German telegraph line ended, and Brussels in Belgium, where the Belgian telegraph line began. In 1851, London had an important place in the global telegraphic network and due to this, Reuter moved to an office near the London stock exchange. From there, he could supply investors in London and Paris with stock prices over the new Dover–Calais telegraph line. The service grew to include news items, and by the late 1850s, he had offices throughout Europe.</text:p>
      <text:p text:style-name="Facsimile">As overland and undersea cables were laid, Reuter’s business grew and began to operate in the Far East in 1872 and South America in 1874. Reuter was the first to publish some groundbreaking news items, for example, it was the first in Europe to announce President Lincoln’s death in 1865. Reuter retired in 1872 and the company changed its name to Reuters Ltd. In 1923, Reuters began to use teleprinters to distribute news to London newspapers and to supply news to Europe.</text:p>
      <text:p text:style-name="Facsimile">Reuters was restructured in 1941 in order to maintain its independence as a press agency. At the same time, in the face of competition from American agencies after World War Two, Reuters increased its financial information services. In 1964, Reuters introduced Stockmaster, which transmitted stock information from around the world onto computer screens. In 1973, the launch of the Reuters monitor created an electronic marketplace for foreign currency by displaying currency rates in real time. Reuters expanded this to include news and other financial information. This was followed by the Reuters monitor dealing service in 1981, which allowed foreign currency traders to trade directly from their own computer.</text:p>
      <text:p text:style-name="Facsimile_20_Last">In the 1990s, Reuters continued to develop information systems including multimedia and online services. It bought a number of companies, including a television company which was called Reuters Television. Reuters Television provides news, sports, business, and entertainment via satellite to broadcasters in more than 90 countries. Today’s Reuters is still based on its ‘trust principles’, which state that news and information from the company must be independent and objective. Reuters’ journalists have to provide accurate and clear descriptions of events so that individuals, organizations, and governments can make their own decisions based on facts. Reuters merged with Thomson’s financial information division in 2007 and, as a result, its new name is Thomson Reuters. It remains a leader in what has become a multi-billion dollar industry.</text:p>
      <text:p text:style-name="Num_20_List"><text:soft-page-break/><text:span text:style-name="T1">1<text:tab/>Reuters is best known</text:span></text:p>
      <text:p text:style-name="Num_20_Dialogue"><text:tab/><text:span text:style-name="T3">A</text:span><text:span text:style-name="T1"> <text:s/>for its wide network of journalists. <text:s/></text:span><text:span text:style-name="T4"></text:span><text:span text:style-name="T5">x</text:span></text:p>
      <text:p text:style-name="Num_20_Dialogue"><text:tab/><text:span text:style-name="T3">B</text:span><text:span text:style-name="T1"> <text:s/>as a financial information service. <text:s/></text:span><text:span text:style-name="T4"></text:span></text:p>
      <text:p text:style-name="Num_20_Dialogue"><text:tab/><text:span text:style-name="T3">C</text:span><text:span text:style-name="T1"> <text:s/>for the advice it gives to investors. <text:s/></text:span><text:span text:style-name="T4"></text:span></text:p>
      <text:p text:style-name="Num_20_Dialogue"><text:tab/><text:span text:style-name="T3">D</text:span><text:span text:style-name="T1"> <text:s/>as a global news agency. <text:s/></text:span><text:span text:style-name="T4"></text:span></text:p>
      <text:p text:style-name="Num_20_List"><text:span text:style-name="T1">2<text:tab/>Paul Reuter moved to London because</text:span></text:p>
      <text:p text:style-name="Num_20_Dialogue"><text:tab/><text:span text:style-name="T2">A</text:span><text:span text:style-name="T1"> <text:s/>he wanted to be near the stock market. <text:s/></text:span><text:span text:style-name="T4"></text:span></text:p>
      <text:p text:style-name="Num_20_Dialogue"><text:tab/><text:span text:style-name="T3">B</text:span><text:span text:style-name="T1"> <text:s/>telegraphic services in Germany had finished. <text:s/></text:span><text:span text:style-name="T4"></text:span></text:p>
      <text:p text:style-name="Num_20_Dialogue"><text:tab/><text:span text:style-name="T3">C</text:span><text:span text:style-name="T1"> <text:s/>he could supply stock prices over the new line. <text:s/></text:span><text:span text:style-name="T4"></text:span></text:p>
      <text:p text:style-name="Num_20_Dialogue"><text:tab/><text:span text:style-name="T3">D</text:span><text:span text:style-name="T1"> <text:s/>London was important in the telegraphic network. <text:s/></text:span><text:span text:style-name="T4"></text:span><text:span text:style-name="T6">x</text:span></text:p>
      <text:p text:style-name="Num_20_List"><text:span text:style-name="T1">3<text:tab/>The company’s business increased when</text:span></text:p>
      <text:p text:style-name="Num_20_Dialogue"><text:tab/><text:span text:style-name="T3">A</text:span><text:span text:style-name="T1"> <text:s/>Paul Reuter retired. <text:s/></text:span><text:span text:style-name="T4"></text:span></text:p>
      <text:p text:style-name="Num_20_Dialogue"><text:tab/><text:span text:style-name="T3">B</text:span><text:span text:style-name="T1"> <text:s/>the teleprinter was invented. <text:s/></text:span><text:span text:style-name="T4"></text:span></text:p>
      <text:p text:style-name="Num_20_Dialogue"><text:tab/><text:span text:style-name="T3">C</text:span><text:span text:style-name="T1"> <text:s/>cables were laid across the continents. <text:s/></text:span><text:span text:style-name="T4"></text:span></text:p>
      <text:p text:style-name="Num_20_Dialogue"><text:tab/><text:span text:style-name="T3">D</text:span><text:span text:style-name="T1"> <text:s/>it announced the death of President Lincoln. <text:s/></text:span><text:span text:style-name="T4"></text:span><text:span text:style-name="T6">x</text:span></text:p>
      <text:p text:style-name="Num_20_List"><text:span text:style-name="T1">4<text:tab/>The company developed its financial services because</text:span></text:p>
      <text:p text:style-name="Num_20_Dialogue"><text:tab/><text:span text:style-name="T3">A</text:span><text:span text:style-name="T1"> <text:s/>of increased competition. <text:s/></text:span><text:span text:style-name="T4"></text:span></text:p>
      <text:p text:style-name="Num_20_Dialogue"><text:tab/><text:span text:style-name="T3">B</text:span><text:span text:style-name="T1"> <text:s/>it introduced Stockmaster. <text:s/></text:span><text:span text:style-name="T4"></text:span></text:p>
      <text:p text:style-name="Num_20_Dialogue"><text:tab/><text:span text:style-name="T3">C</text:span><text:span text:style-name="T1"> <text:s/>trading in foreign currency increased. <text:s/></text:span><text:span text:style-name="T4"></text:span><text:span text:style-name="T7">x</text:span></text:p>
      <text:p text:style-name="Num_20_Dialogue"><text:tab/><text:span text:style-name="T3">D</text:span><text:span text:style-name="T1"> <text:s/>of pressure from the electronic marketplace. <text:s/></text:span><text:span text:style-name="T4"></text:span></text:p>
      <text:p text:style-name="Num_20_List"><text:span text:style-name="T1">5<text:tab/>Reuters grew due to its</text:span></text:p>
      <text:p text:style-name="Num_20_Dialogue"><text:tab/><text:span text:style-name="T3">A</text:span><text:span text:style-name="T1"> <text:s/>buying other companies </text:span><text:s/><text:span text:style-name="T4"></text:span></text:p>
      <text:p text:style-name="Num_20_Dialogue"><text:tab/><text:span text:style-name="T3">B</text:span><text:span text:style-name="T1"> <text:s/>using satellites to send information. <text:s/></text:span><text:span text:style-name="T4"></text:span><text:span text:style-name="T7">x</text:span></text:p>
      <text:p text:style-name="Num_20_Dialogue"><text:tab/><text:span text:style-name="T3">C</text:span><text:span text:style-name="T1"> <text:s/>providing accurate and clear descriptions of events. <text:s/></text:span><text:span text:style-name="T4"></text:span></text:p>
      <text:p text:style-name="Num_20_Dialogue"><text:tab/><text:span text:style-name="T3">D</text:span><text:span text:style-name="T1"> <text:s/>increasing the number of journalists working for it. <text:s/></text:span><text:span text:style-name="T4"></text:span></text:p>
      <text:p text:style-name="P3"/>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HaarlemmerMTStd-Bold" svg:font-family="HaarlemmerMTStd-Bold"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cs" fo:country="CZ"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cs" fo:country="CZ"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x_20_rubric" style:display-name="Ex rubric" style:family="paragraph" style:parent-style-name="Standard" style:default-outline-level="">
      <style:paragraph-properties fo:margin-left="0.1972in" fo:margin-right="0in" fo:margin-top="0.1945in" fo:margin-bottom="0.0693in" loext:contextual-spacing="false" fo:line-height="0.1945in" fo:text-indent="-0.1972in" style:auto-text-indent="false" fo:keep-with-next="always" style:punctuation-wrap="hanging" style:vertical-align="baseline"/>
      <style:text-properties style:font-name="Times New Roman" fo:font-family="'Times New Roman'" style:font-family-generic="roman" style:font-pitch="variable" fo:font-size="12pt" fo:language="en" fo:country="GB" fo:font-weight="bold" style:font-name-asian="Times New Roman1" style:font-family-asian="'Times New Roman'" style:font-family-generic-asian="system" style:font-pitch-asian="variable" style:font-size-asian="12pt" style:language-asian="en" style:country-asian="GB" style:font-weight-asian="bold" style:font-name-complex="Times New Roman1" style:font-family-complex="'Times New Roman'" style:font-family-generic-complex="system" style:font-pitch-complex="variable" style:font-size-complex="10pt"/>
    </style:style>
    <style:style style:name="Num_20_List" style:display-name="Num List" style:family="paragraph" style:parent-style-name="Standard" style:default-outline-level="">
      <style:paragraph-properties fo:margin-left="0.3945in" fo:margin-right="0in" fo:margin-top="0in" fo:margin-bottom="0in" loext:contextual-spacing="false" fo:line-height="0.1945in" fo:text-indent="-0.1972in" style:auto-text-indent="false" style:punctuation-wrap="hanging" style:vertical-align="baseline"/>
      <style:text-properties style:font-name="Times New Roman" fo:font-family="'Times New Roman'" style:font-family-generic="roman" style:font-pitch="variable" fo:language="en" fo:country="GB"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font-size-complex="10pt"/>
    </style:style>
    <style:style style:name="Small_20_Space" style:display-name="Small Space" style:family="paragraph" style:parent-style-name="Standard" style:default-outline-level="">
      <style:paragraph-properties fo:margin-top="0in" fo:margin-bottom="0in" loext:contextual-spacing="false" fo:line-height="0.0835in" style:punctuation-wrap="hanging" style:vertical-align="baseline"/>
      <style:text-properties style:font-name="Times New Roman" fo:font-family="'Times New Roman'" style:font-family-generic="roman" style:font-pitch="variable" fo:font-size="8pt" fo:language="en" fo:country="GB" style:font-name-asian="Times New Roman1" style:font-family-asian="'Times New Roman'" style:font-family-generic-asian="system" style:font-pitch-asian="variable" style:font-size-asian="8pt" style:language-asian="en" style:country-asian="GB" style:font-name-complex="Times New Roman1" style:font-family-complex="'Times New Roman'" style:font-family-generic-complex="system" style:font-pitch-complex="variable" style:font-size-complex="10pt"/>
    </style:style>
    <style:style style:name="Num_20_Dialogue" style:display-name="Num Dialogue" style:family="paragraph" style:parent-style-name="Num_20_List" style:default-outline-level="">
      <style:paragraph-properties fo:margin-left="0.5909in" fo:margin-right="0in" fo:text-indent="-0.3937in" style:auto-text-indent="false">
        <style:tab-stops>
          <style:tab-stop style:position="0.3937in"/>
        </style:tab-stops>
      </style:paragraph-properties>
    </style:style>
    <style:style style:name="Facsimile" style:family="paragraph" style:parent-style-name="Standard" style:default-outline-level="">
      <style:paragraph-properties fo:margin-left="0.3937in" fo:margin-right="0.1972in" fo:margin-top="0.0835in" fo:margin-bottom="0.0835in" loext:contextual-spacing="false" fo:line-height="0.1945in" fo:text-align="justify" style:justify-single-word="false" fo:text-indent="0in" style:auto-text-indent="false" fo:padding-left="0.1528in" fo:padding-right="0.1528in" fo:padding-top="0in" fo:padding-bottom="0in" fo:border-left="1.5pt solid #000000" fo:border-right="1.5pt solid #000000" fo:border-top="none" fo:border-bottom="none" style:punctuation-wrap="hanging" style:vertical-align="baseline">
        <style:tab-stops>
          <style:tab-stop style:position="4in"/>
        </style:tab-stops>
      </style:paragraph-properties>
      <style:text-properties style:font-name="Arial" fo:font-family="Arial" style:font-family-generic="roman" style:font-pitch="variable" fo:font-size="10pt" fo:language="en" fo:country="GB" style:font-name-asian="Times New Roman1" style:font-family-asian="'Times New Roman'"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style>
    <style:style style:name="Facsimile_20_Last" style:display-name="Facsimile Last" style:family="paragraph" style:parent-style-name="Facsimile" style:default-outline-level="">
      <style:paragraph-properties fo:margin-top="0.0835in" fo:margin-bottom="0.139in" loext:contextual-spacing="false" fo:padding-left="0.1528in" fo:padding-right="0.1528in" fo:padding-top="0in" fo:padding-bottom="0.111in" fo:border-left="1.5pt solid #000000" fo:border-right="1.5pt solid #000000" fo:border-top="none" fo:border-bottom="1.5pt solid #000000"/>
    </style:style>
    <style:style style:name="Heading_20_A_20__28_no_20_space_29_" style:display-name="Heading A (no space)" style:family="paragraph" style:parent-style-name="Standard" style:default-outline-level="">
      <style:paragraph-properties fo:margin-top="0in" fo:margin-bottom="0.0417in" loext:contextual-spacing="false" fo:line-height="0.1945in" fo:keep-with-next="always" style:punctuation-wrap="hanging" style:vertical-align="baseline"/>
      <style:text-properties fo:text-transform="uppercase" style:font-name="Arial" fo:font-family="Arial" style:font-family-generic="roman" style:font-pitch="variable" fo:font-size="12pt" fo:language="en" fo:country="GB" fo:font-weight="bold" style:font-name-asian="Times New Roman1" style:font-family-asian="'Times New Roman'" style:font-family-generic-asian="system" style:font-pitch-asian="variable" style:font-size-asian="12pt" style:language-asian="en" style:country-asian="GB" style:font-weight-asian="bold" style:font-name-complex="Times New Roman1" style:font-family-complex="'Times New Roman'" style:font-family-generic-complex="system" style:font-pitch-complex="variable" style:font-size-complex="10pt"/>
    </style:style>
    <style:style style:name="Facsimile_20_head" style:display-name="Facsimile head" style:family="paragraph" style:parent-style-name="Standard" style:default-outline-level="">
      <style:paragraph-properties fo:margin-left="0.3937in" fo:margin-right="0.1972in" fo:margin-top="0.139in" fo:margin-bottom="0.111in" loext:contextual-spacing="false" fo:line-height="0.25in" fo:text-indent="0in" style:auto-text-indent="false" fo:padding-left="0.1528in" fo:padding-right="0.1528in" fo:padding-top="0.139in" fo:padding-bottom="0in" fo:border-left="1.5pt solid #000000" fo:border-right="1.5pt solid #000000" fo:border-top="1.5pt solid #000000" fo:border-bottom="none" style:punctuation-wrap="hanging" style:vertical-align="baseline">
        <style:tab-stops>
          <style:tab-stop style:position="4in"/>
        </style:tab-stops>
      </style:paragraph-properties>
      <style:text-properties style:font-name="Arial" fo:font-family="Arial" style:font-family-generic="roman" style:font-pitch="variable" fo:font-size="18pt" fo:language="en" fo:country="GB" fo:font-weight="bold" style:font-name-asian="Times New Roman1" style:font-family-asian="'Times New Roman'" style:font-family-generic-asian="system" style:font-pitch-asian="variable" style:font-size-asian="18pt" style:language-asian="en" style:country-asian="GB" style:font-weight-asian="bold" style:font-name-complex="Times New Roman1" style:font-family-complex="'Times New Roman'" style:font-family-generic-complex="system" style:font-pitch-complex="variable" style:font-size-complex="10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Alena Blažková</meta:initial-creator>
    <meta:editing-cycles>2</meta:editing-cycles>
    <meta:creation-date>2020-03-26T07:02:00</meta:creation-date>
    <dc:date>2020-03-30T11:32:20.700597692</dc:date>
    <meta:editing-duration>PT6M15S</meta:editing-duration>
    <meta:generator>LibreOffice/6.4.2.2$Linux_X86_64 LibreOffice_project/40$Build-2</meta:generator>
    <meta:document-statistic meta:table-count="0" meta:image-count="0" meta:object-count="0" meta:page-count="2" meta:paragraph-count="33" meta:word-count="731" meta:character-count="4454" meta:non-whitespace-character-count="370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